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eorgia1" svg:font-family="Georgia, 'Times                      New Roman', Times, serif"/>
    <style:font-face style:name="Georgia" svg:font-family="Georgia, 'Times       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3" style:family="paragraph" style:parent-style-name="Text_20_body">
      <style:paragraph-properties fo:margin-left="0cm" fo:margin-right="0cm" fo:margin-top="0.49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4" style:family="paragraph" style:parent-style-name="Text_20_body">
      <style:paragraph-properties fo:margin-left="0cm" fo:margin-right="0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bold" style:font-size-asian="10.5pt" style:font-size-complex="10.5pt"/>
    </style:style>
    <style:style style:name="P5" style:family="paragraph" style:parent-style-name="Text_20_body">
      <style:paragraph-properties fo:margin-left="0cm" fo:margin-right="0cm" fo:margin-top="0.132cm" fo:margin-bottom="0.132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6" style:family="paragraph" style:parent-style-name="Text_20_body">
      <style:paragraph-properties fo:margin-left="0cm" fo:margin-right="0cm" fo:margin-top="0.132cm" fo:margin-bottom="0.132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language="de" fo:country="DE" fo:font-style="normal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snap-to-layout-grid="false"/>
      <style:text-properties fo:font-variant="normal" fo:text-transform="none" fo:color="#000000" style:font-name="Arial" fo:font-size="10.5pt" fo:letter-spacing="normal" fo:language="de" fo:country="DE" fo:font-style="normal" style:text-underline-style="none" fo:font-weight="normal" style:font-size-asian="10.5pt" style:font-size-complex="10.5pt"/>
    </style:style>
    <style:style style:name="P9" style:family="paragraph" style:parent-style-name="Text_20_body">
      <style:paragraph-properties fo:margin-left="0.37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bold"/>
    </style:style>
    <style:style style:name="P10" style:family="paragraph" style:parent-style-name="Text_20_body">
      <style:paragraph-properties fo:margin-left="0.37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P11" style:family="paragraph" style:parent-style-name="Text_20_body">
      <style:paragraph-properties fo:margin-left="0.37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color="#000000" style:font-name="Arial1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bold" style:font-size-asian="10.5pt" style:font-size-complex="10.5pt"/>
    </style:style>
    <style:style style:name="P13" style:family="paragraph" style:parent-style-name="Text_20_body">
      <style:paragraph-properties fo:margin-left="0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bold"/>
    </style:style>
    <style:style style:name="P14" style:family="paragraph" style:parent-style-name="Text_20_body">
      <style:paragraph-properties fo:margin-left="0cm" fo:margin-right="0.45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15" style:family="paragraph" style:parent-style-name="Text_20_body" style:list-style-name="L1">
      <style:paragraph-properties fo:margin-left="0cm" fo:margin-right="0cm" fo:margin-top="0.132cm" fo:margin-bottom="0.132cm" fo:text-align="justify" style:justify-single-word="false" fo:orphans="2" fo:widows="2" fo:text-indent="0cm" style:auto-text-indent="false" fo:padding="0cm" fo:border="none"/>
      <style:text-properties fo:font-variant="normal" fo:text-transform="none" fo:color="#000193" style:font-name="Arial" fo:font-size="10.5pt" fo:letter-spacing="normal" fo:font-style="italic" fo:font-weight="bold" style:font-size-asian="10.5pt" style:font-size-complex="10.5pt"/>
    </style:style>
    <style:style style:name="P16" style:family="paragraph" style:parent-style-name="Text_20_body" style:list-style-name="L1">
      <style:paragraph-properties fo:margin-left="0cm" fo:margin-right="0cm" fo:margin-top="0.132cm" fo:margin-bottom="0.132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17" style:family="paragraph" style:parent-style-name="Text_20_body" style:list-style-name="L3">
      <style:paragraph-properties fo:margin-left="0cm" fo:margin-right="0cm" fo:margin-top="0.132cm" fo:margin-bottom="0.132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18" style:family="paragraph" style:parent-style-name="Text_20_body" style:list-style-name="L2">
      <style:paragraph-properties fo:margin-left="0cm" fo:margin-right="0cm" fo:margin-top="0.132cm" fo:margin-bottom="0.132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19" style:family="paragraph" style:parent-style-name="Text_20_body">
      <style:paragraph-properties fo:margin-left="0.37cm" fo:margin-right="0.45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 style:list-style-name="L2">
      <style:paragraph-properties fo:margin-left="0cm" fo:margin-right="0cm" fo:margin-top="0.132cm" fo:margin-bottom="0.132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language="en" fo:country="US" fo:font-style="normal" fo:font-weight="normal" style:font-size-asian="10.5pt" style:font-size-complex="10.5pt"/>
    </style:style>
    <style:style style:name="P22" style:family="paragraph">
      <style:paragraph-properties fo:text-align="start"/>
    </style:style>
    <style:style style:name="T1" style:family="text">
      <style:text-properties fo:font-weight="bold"/>
    </style:style>
    <style:style style:name="T2" style:family="text">
      <style:text-properties fo:color="#101a0f"/>
    </style:style>
    <style:style style:name="T3" style:family="text">
      <style:text-properties fo:color="#000193" fo:font-style="italic" fo:font-weight="bold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Wybór5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Wybór5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  <form:form form:name="WW-Standard" form:apply-filter="true" form:control-implementation="ooo:com.sun.star.form.component.Form" office:target-frame="" xlink:href="" xlink:type="simple">
          <form:checkbox form:name="Wybór5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pieka osób starszych. Praca w Niemczech</text:p>
      <text:p text:style-name="P10"/>
      <text:list xml:id="list35325324" text:style-name="L1">
        <text:list-item>
          <text:p text:style-name="P15">Bezpieczna i legalna praca</text:p>
        </text:list-item>
        <text:list-item>
          <text:p text:style-name="P16"><text:span text:style-name="T3">Oferty pracy na terenie całych Niemiec</text:span> </text:p>
        </text:list-item>
        <text:list-item>
          <text:p text:style-name="P16"><text:span text:style-name="T3">Zatrudnienie na dogodnych warunkach</text:span> </text:p>
        </text:list-item>
      </text:list>
      <text:p text:style-name="P2"><text:span text:style-name="T1">Winckler Personal </text:span>to rzetelna Agencja Zatrudniania świadcząca profesjonalne usługi w zakresie legalnego zatrudniania opiekunek na terenie Niemiec. W codziennej pracy towarzyszy nam idea społecznej odpowiedzialności. Dzięki temu możemy świadczyć dla naszych kontrahentów usługi na najwyższym poziomie. </text:p>
      <text:p text:style-name="P2">Siedziba naszej firmy mieści się w Warszawie. Zajmujemy się rekrutacją opiekunek na terenie całego kraju i organizujemy ich zatrudnienie w dowolnej miejscowości w Niemczech.</text:p>
      <text:p text:style-name="P2">Opiekunkom oferujemy legalne zatrudnienie na terenie Niemiec wraz z wszelkimi świadczeniami socjalnymi. Posiadamy również krótkoterminowe zlecenia.</text:p>
      <text:p text:style-name="P2">Cechuje nas <text:span text:style-name="T1">profesjonalizm </text:span>i <text:span text:style-name="T1">indywidualne podejście do każdego kandydata</text:span>.</text:p>
      <text:p text:style-name="P2">Nasi konsultanci weryfikują kandydatów pod kątem doświadczenia w opiece nad osobami starszymi, posiadanych referencji oraz znajomości języków obcych, wiedzy z odbytych kursów i szkoleń.</text:p>
      <text:p text:style-name="P4">ZAPEWNIAMY</text:p>
      <text:list xml:id="list35320691" text:style-name="L2">
        <text:list-item>
          <text:p text:style-name="P18">Oferty pracy na terenie całych Niemiec, </text:p>
        </text:list-item>
        <text:list-item>
          <text:p text:style-name="P18">Legalne i bezpieczne wyjazdy za granicę,</text:p>
        </text:list-item>
        <text:list-item>
          <text:p text:style-name="P18">Sprawdzone, indywidualnie dobrane oferty pracy,</text:p>
        </text:list-item>
        <text:list-item>
          <text:p text:style-name="P18">Opłacone składki do ZUS,</text:p>
        </text:list-item>
        <text:list-item>
          <text:p text:style-name="P18">Krótkoterminowe zlecenia, </text:p>
        </text:list-item>
        <text:list-item>
          <text:p text:style-name="P21">Pracę w systemie 2/2 , 3/3 lub 3/2 (do wyboru),</text:p>
        </text:list-item>
        <text:list-item>
          <text:p text:style-name="P18">Atrakcyjne i terminowe wynagrodzenie (ustalane indywidualnie),</text:p>
        </text:list-item>
        <text:list-item>
          <text:p text:style-name="P18">Druk A1, ubezpieczenie zdrowotne (kartę EKUZ) na czas pobytu za granicą,</text:p>
        </text:list-item>
        <text:list-item>
          <text:p text:style-name="P18">Współpracujemy z licencjonowanymi przewoźnikami, organizujemy wyjazdy od A do Z.</text:p>
        </text:list-item>
      </text:list>
      <text:p text:style-name="P3">---------------------------------------------------------------------------------------------------------------------------------------</text:p>
      <text:p text:style-name="P12">Personel i świadczone usługi</text:p>
      <text:p text:style-name="P2">Zakres obowiązków opiekunów obejmuje:</text:p>
      <text:p text:style-name="P2">Opiekę i pomoc w codziennych czynnościach:</text:p>
      <text:list xml:id="list35311946" text:style-name="L3">
        <text:list-item>
          <text:p text:style-name="P17"><text:span text:style-name="T2">Pomoc w czynnościach toaletowych</text:span> </text:p>
        </text:list-item>
        <text:list-item>
          <text:p text:style-name="P17">Dopilnowanie przyjmowania leków </text:p>
        </text:list-item>
        <text:list-item>
          <text:p text:style-name="P17">Przygotowywanie posiłków oraz w razie potrzeby karmienie podopiecznego </text:p>
        </text:list-item>
        <text:list-item>
          <text:p text:style-name="P17">Zmiana pieluch </text:p>
        </text:list-item>
        <text:list-item>
          <text:p text:style-name="P17"><text:soft-page-break/>Robienie zakupów </text:p>
        </text:list-item>
        <text:list-item>
          <text:p text:style-name="P17">Pomoc przy wstawaniu z łóżka, ubieranie pacjenta</text:p>
        </text:list-item>
        <text:list-item>
          <text:p text:style-name="P17">Ułożenie chorego według zaleceń lekarza </text:p>
        </text:list-item>
        <text:list-item>
          <text:p text:style-name="P17">Pomoc przy poruszaniu się </text:p>
        </text:list-item>
        <text:list-item>
          <text:p text:style-name="P17">Spacery, wizyty u lekarza </text:p>
        </text:list-item>
        <text:list-item>
          <text:p text:style-name="P17">Prowadzenie gospodarstwa domowego (pranie, sprzątanie) </text:p>
        </text:list-item>
        <text:list-item>
          <text:p text:style-name="P17">Dotrzymywanie towarzystwa </text:p>
        </text:list-item>
        <text:list-item>
          <text:p text:style-name="P17">Gotowość do wstawania w nocy </text:p>
        </text:list-item>
        <text:list-item>
          <text:p text:style-name="P17">Opieka nad zwierzętami domowymi </text:p>
        </text:list-item>
      </text:list>
      <text:p text:style-name="P2"/>
      <text:p text:style-name="P13">Wynagrodzenie</text:p>
      <text:p text:style-name="P14">Na kształtowanie wynagrodzenia opiekunki sprawującej opiekę nad osobą starszą mają wpływ różne czynniki, a decydującym z nich jest stopień znajomości języka niemieckiego, doświadczenie w opiece nad starszymi osobami oraz nakład pracy. Wysokość pensji zależy też od stopnia znajomości języka niemieckiego oraz posiadanych kwalifikacji.</text:p>
      <text:p text:style-name="P1">Osoby zainteresowane współpracą z Agencją Zatrudnienia Winckler Personal w charakterze opiekuna/opiekunki osób starszych prosimy o kontakt w celu przeprowadzenia rozmowy telefonicznej, podczas której weryfikujemy znajomość języka niemieckiego, następnie ustalamy termin spotkania na rozmowę kwalifikacyjną w naszym biurze w celu omówienia wszelkich szczegółów dotyczących ewentualnej wspólpracy.</text:p>
      <text:p text:style-name="P1">3 Kroki do Wyjazdu:</text:p>
      <text:p text:style-name="P1"/>
      <text:list xml:id="list35301339" text:style-name="L4">
        <text:list-header>
          <text:p text:style-name="P20">Wypełnij Formularz -&gt; Rozmowa z konsultantem - &gt;Niezbędne formalności - &gt;<text:span text:style-name="T4">Wyjazd do pracy za granicą</text:span></text:p>
        </text:list-header>
      </text:list>
      <text:p text:style-name="P11">Skontakuj się z nami jeszcze dziś – Nie czekaj do jutra !</text:p>
      <text:p text:style-name="P9">Tel.: +48 12 307 00 99</text:p>
      <text:p text:style-name="P19"/>
      <text:p text:style-name="P5"/>
      <text:p text:style-name="P6">Formularz Zgłoszeniowy:</text:p>
      <text:p text:style-name="P5">Imię:</text:p>
      <text:p text:style-name="P5">Nazwisko:</text:p>
      <text:p text:style-name="P5">Data urodzenia: (dzien, miesiąc, rok)</text:p>
      <text:p text:style-name="P5">Nr. tel. kom.:</text:p>
      <text:p text:style-name="P5">Nr tel. stac.:</text:p>
      <text:p text:style-name="P5">E-Mail: </text:p>
      <text:p text:style-name="P5">Województwo:</text:p>
      <text:p text:style-name="P5">Miejscowość:</text:p>
      <text:p text:style-name="P5"><text:soft-page-break/>Czy posiada Pan/i doświadczenie w charakterze opiekuna/opiekunki os. starszych?:</text:p>
      <text:p text:style-name="P5"><text:span text:style-name="T5"><text:s/></text:span><text:span text:style-name="T6"><text:s text:c="2"/></text:span><text:span text:style-name="T6"><draw:control text:anchor-type="as-char" draw:z-index="15" draw:style-name="gr1" draw:text-style-name="P22" svg:width="0.32cm" svg:height="0.32cm" draw:control="control16"/></text:span><text:span text:style-name="T6"> </text:span>tak</text:p>
      <text:p text:style-name="P5"><text:span text:style-name="T5"><text:s/></text:span><text:span text:style-name="T6"><text:s text:c="2"/></text:span><text:span text:style-name="T6"><draw:control text:anchor-type="as-char" draw:z-index="16" draw:style-name="gr1" draw:text-style-name="P22" svg:width="0.32cm" svg:height="0.32cm" draw:control="control17"/></text:span><text:span text:style-name="T6"> </text:span>nie</text:p>
      <text:p text:style-name="P5">Czy jest Pan(-i) osobą palącą ?</text:p>
      <text:p text:style-name="P5"><text:span text:style-name="T5"><text:s/></text:span><text:span text:style-name="T6"><text:s text:c="2"/></text:span><text:span text:style-name="T6"><draw:control text:anchor-type="as-char" draw:z-index="13" draw:style-name="gr1" draw:text-style-name="P22" svg:width="0.32cm" svg:height="0.32cm" draw:control="control14"/></text:span><text:span text:style-name="T6"> </text:span>Tak</text:p>
      <text:p text:style-name="P5"><text:span text:style-name="T5"><text:s/></text:span><text:span text:style-name="T6"><text:s text:c="2"/></text:span><text:span text:style-name="T6"><draw:control text:anchor-type="as-char" draw:z-index="14" draw:style-name="gr1" draw:text-style-name="P22" svg:width="0.32cm" svg:height="0.32cm" draw:control="control15"/></text:span><text:span text:style-name="T6"> </text:span>Nie </text:p>
      <text:p text:style-name="P5">Czy posiada Pan(-i) czynne prawo jazdy?</text:p>
      <text:p text:style-name="P5"><text:span text:style-name="T5"><text:s/></text:span><text:span text:style-name="T6"><text:s text:c="2"/></text:span><text:span text:style-name="T6"><draw:control text:anchor-type="as-char" draw:z-index="11" draw:style-name="gr1" draw:text-style-name="P22" svg:width="0.32cm" svg:height="0.32cm" draw:control="control12"/></text:span><text:span text:style-name="T6"> </text:span>Tak</text:p>
      <text:p text:style-name="P5"><text:span text:style-name="T5"><text:s/></text:span><text:span text:style-name="T6"><text:s text:c="2"/></text:span><text:span text:style-name="T6"><draw:control text:anchor-type="as-char" draw:z-index="12" draw:style-name="gr1" draw:text-style-name="P22" svg:width="0.32cm" svg:height="0.32cm" draw:control="control13"/></text:span><text:span text:style-name="T6"> </text:span>Nie</text:p>
      <text:p text:style-name="P5">Wybierz stopień znajomości języka niemieckiego:</text:p>
      <text:p text:style-name="P5"><text:span text:style-name="T5"><text:s/></text:span><text:span text:style-name="T6"><text:s text:c="2"/></text:span><text:span text:style-name="T6"><draw:control text:anchor-type="as-char" draw:z-index="7" draw:style-name="gr1" draw:text-style-name="P22" svg:width="0.32cm" svg:height="0.32cm" draw:control="control8"/></text:span><text:span text:style-name="T6"> </text:span>brak</text:p>
      <text:p text:style-name="P5"><text:span text:style-name="T5"><text:s/></text:span><text:span text:style-name="T6"><text:s text:c="2"/></text:span><text:span text:style-name="T6"><draw:control text:anchor-type="as-char" draw:z-index="8" draw:style-name="gr1" draw:text-style-name="P22" svg:width="0.32cm" svg:height="0.32cm" draw:control="control9"/></text:span><text:span text:style-name="T6"> </text:span>podstawowy</text:p>
      <text:p text:style-name="P5"><text:span text:style-name="T5"><text:s/></text:span><text:span text:style-name="T6"><text:s text:c="2"/></text:span><text:span text:style-name="T6"><draw:control text:anchor-type="as-char" draw:z-index="9" draw:style-name="gr1" draw:text-style-name="P22" svg:width="0.32cm" svg:height="0.32cm" draw:control="control10"/></text:span><text:span text:style-name="T6"> </text:span>średniozaawansowany</text:p>
      <text:p text:style-name="P5"><text:span text:style-name="T5"><text:s/></text:span><text:span text:style-name="T6"><text:s text:c="2"/></text:span><text:span text:style-name="T6"><draw:control text:anchor-type="as-char" draw:z-index="10" draw:style-name="gr1" draw:text-style-name="P22" svg:width="0.32cm" svg:height="0.32cm" draw:control="control11"/></text:span><text:span text:style-name="T6"> </text:span>zaawansowany</text:p>
      <text:p text:style-name="P5">Czy zna Pan(-i) osobę, która mogłaby Pana/Panią zastępować?</text:p>
      <text:p text:style-name="P5"><text:span text:style-name="T5"><text:s/></text:span><text:span text:style-name="T6"><text:s text:c="2"/></text:span><text:span text:style-name="T6"><draw:control text:anchor-type="as-char" draw:z-index="6" draw:style-name="gr1" draw:text-style-name="P22" svg:width="0.32cm" svg:height="0.32cm" draw:control="control7"/></text:span><text:span text:style-name="T6"> </text:span>Tak <text:s text:c="15"/>Jeśli tak, proszę podać numer kontaktowy:</text:p>
      <text:p text:style-name="P5"><text:span text:style-name="T5"><text:s/></text:span><text:span text:style-name="T6"><text:s text:c="2"/></text:span><text:span text:style-name="T6"><draw:control text:anchor-type="as-char" draw:z-index="1" draw:style-name="gr1" draw:text-style-name="P22" svg:width="0.32cm" svg:height="0.32cm" draw:control="control2"/></text:span><text:span text:style-name="T6"> </text:span>Nie</text:p>
      <text:p text:style-name="P5">Czy płeć osoby podopiecznej ma jakieś znaczenie?</text:p>
      <text:p text:style-name="P5"><text:span text:style-name="T5"><text:s/></text:span><text:span text:style-name="T6"><text:s text:c="2"/></text:span><text:span text:style-name="T6"><draw:control text:anchor-type="as-char" draw:z-index="2" draw:style-name="gr1" draw:text-style-name="P22" svg:width="0.32cm" svg:height="0.32cm" draw:control="control3"/></text:span><text:span text:style-name="T6"> </text:span>Tak <text:span text:style-name="T5"><text:s/></text:span><text:span text:style-name="T6"><text:s/></text:span></text:p>
      <text:p text:style-name="P5"><text:span text:style-name="T6"><text:s/></text:span><text:span text:style-name="T6"><draw:control text:anchor-type="as-char" draw:z-index="3" draw:style-name="gr1" draw:text-style-name="P22" svg:width="0.32cm" svg:height="0.32cm" draw:control="control4"/></text:span><text:span text:style-name="T6"> </text:span>Chcę się opiekować kobietą <text:s text:c="3"/><text:span text:style-name="T5"><text:s/></text:span><text:span text:style-name="T6"><text:s text:c="2"/></text:span><text:span text:style-name="T6"><draw:control text:anchor-type="as-char" draw:z-index="4" draw:style-name="gr1" draw:text-style-name="P22" svg:width="0.32cm" svg:height="0.32cm" draw:control="control5"/></text:span><text:span text:style-name="T6"> </text:span>Chcę się opiekować mężczyzną <text:s text:c="2"/><text:span text:style-name="T5"><text:s/></text:span><text:span text:style-name="T6"><text:s text:c="2"/></text:span><text:span text:style-name="T6"><draw:control text:anchor-type="as-char" draw:z-index="5" draw:style-name="gr1" draw:text-style-name="P22" svg:width="0.32cm" svg:height="0.32cm" draw:control="control6"/></text:span><text:span text:style-name="T6"> </text:span>Chcę się opiekować małżeństwem</text:p>
      <text:p text:style-name="P5"><text:span text:style-name="T5"><text:s/></text:span><text:span text:style-name="T6"><text:s text:c="2"/></text:span><text:span text:style-name="T6"><draw:control text:anchor-type="as-char" draw:z-index="0" draw:style-name="gr1" draw:text-style-name="P22" svg:width="0.32cm" svg:height="0.32cm" draw:control="control1"/></text:span><text:span text:style-name="T6"> </text:span>Nie </text:p>
      <text:p text:style-name="P5">Kiedy chce Pan/Pani rozpocząć pracę: <text:s text:c="2"/>Kalendarz (data do wyboru)</text:p>
      <text:p text:style-name="P5">Akcepuje:</text:p>
      <text:p text:style-name="P8"><text:span text:style-name="T5"><text:s/></text:span><text:span text:style-name="T6"><text:s text:c="2"/></text:span><text:span text:style-name="T6"><draw:control text:anchor-type="as-char" draw:z-index="17" draw:style-name="gr1" draw:text-style-name="P22" svg:width="0.32cm" svg:height="0.32cm" draw:control="control18"/></text:span><text:span text:style-name="T6"> *Niniejszym oświadczam, że zgodnie z art. 23 ust. 1 pkt 1 ustawy z dnia 29 sierpnia 1997 r. o ochronie danych osobowych (Dz.U. z 2002 r. Nr 101, poz. 926) wyrażam zgodę na przetwarzanie wyżej wymienionych moich danych osobowych przez Winckler Personal w celach marketingowo/sprzedażowych oraz dla potrzeb obecnego oraz przyszłych procesów rekrutacyjnych. Informacje, które podałem/podałam w moim formularzu zgłoszeniowym są kompletne i zgodne ze stanem faktycznym.</text:span></text:p>
      <text:p text:style-name="P7">Wyśli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eorgia1" svg:font-family="Georgia, 'Times                      New Roman', Times, serif"/>
    <style:font-face style:name="Georgia" svg:font-family="Georgia, 'Times       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9M2S</meta:editing-duration>
    <meta:editing-cycles>25</meta:editing-cycles>
    <meta:generator>OpenOffice.org/3.3$Win32 OpenOffice.org_project/330m20$Build-9567</meta:generator>
    <dc:date>2013-09-22T15:16:42.29</dc:date>
    <dc:creator>admin admin</dc:creator>
    <meta:document-statistic meta:table-count="0" meta:image-count="0" meta:object-count="0" meta:page-count="3" meta:paragraph-count="77" meta:word-count="580" meta:character-count="4422"/>
    <meta:user-defined meta:name="Info 1"/>
    <meta:user-defined meta:name="Info 2"/>
    <meta:user-defined meta:name="Info 3"/>
    <meta:user-defined meta:name="Info 4"/>
  </office:meta>
</office:document-meta>
</file>